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27b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27b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27b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27b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27b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27b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27b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27b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27b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27b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27b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27b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27b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27b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27b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27b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27b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Wilmarys Alejandra Noguera Ricard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1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271044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Wilmer Rafael Noguera Velàsq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928809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8.44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7" meta:non-whitespace-character-count="1009"/>
    <meta:template xlink:type="simple" xlink:actuate="onRequest" xlink:title="Normal" xlink:href=""/>
  </office:meta>
</office:document-meta>
</file>